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3fe2" officeooo:paragraph-rsid="00013fe2"/>
    </style:style>
    <style:style style:name="P2" style:family="paragraph" style:parent-style-name="Standard">
      <style:text-properties officeooo:rsid="00018985" officeooo:paragraph-rsid="00018985"/>
    </style:style>
    <style:style style:name="P3" style:family="paragraph" style:parent-style-name="Standard">
      <style:text-properties officeooo:rsid="00026605" officeooo:paragraph-rsid="000266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Afee LiveSafe</text:p>
      <text:p text:style-name="P1">McAfee Security</text:p>
      <text:p text:style-name="P1">McAfee WebAdvisor</text:p>
      <text:p text:style-name="P1">Media Suite Essentials</text:p>
      <text:p text:style-name="P1">ACG Player</text:p>
      <text:p text:style-name="P1">Dell Customer Connect</text:p>
      <text:p text:style-name="P1">Dell Digital Delivery</text:p>
      <text:p text:style-name="P1">Dell Help &amp; Support</text:p>
      <text:p text:style-name="P1">Dell Mobile Connect</text:p>
      <text:p text:style-name="P1">Dell Mobile Connect Drivers</text:p>
      <text:p text:style-name="P1">Dell SupportAssist</text:p>
      <text:p text:style-name="P2">Dell SupportAssist Remediation</text:p>
      <text:p text:style-name="P2">Dell SupportAssistAgent</text:p>
      <text:p text:style-name="P2">Dell Update – SupportAssist Update Plugin</text:p>
      <text:p text:style-name="P2">Disney Magic Kingdoms</text:p>
      <text:p text:style-name="P2">DropBox Promotion</text:p>
      <text:p text:style-name="P2">FitBit Coach</text:p>
      <text:p text:style-name="P2">LinkedIn</text:p>
      <text:p text:style-name="P2">Mobile Plans</text:p>
      <text:p text:style-name="P2">Netflix</text:p>
      <text:p text:style-name="P3">Phototastic Collage</text:p>
      <text:p text:style-name="P3">PicsArt – Photo Studio</text:p>
      <text:p text:style-name="P3">Plex</text:p>
      <text:p text:style-name="P3">Power Media Player for Dell</text:p>
      <text:p text:style-name="P3">Power2Go for Dell</text:p>
      <text:p text:style-name="P3">PowerDirector for Dell</text:p>
      <text:p text:style-name="P3">Skyp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3:11:16.290093209</meta:creation-date>
    <dc:date>2018-07-09T13:48:42.073358376</dc:date>
    <meta:editing-duration>PT6M45S</meta:editing-duration>
    <meta:editing-cycles>1</meta:editing-cycles>
    <meta:document-statistic meta:table-count="0" meta:image-count="0" meta:object-count="0" meta:page-count="1" meta:paragraph-count="27" meta:word-count="69" meta:character-count="491" meta:non-whitespace-character-count="447"/>
    <meta:generator>LibreOffice/6.0.5.2$Linux_X86_64 LibreOffice_project/00m0$Build-2</meta:generator>
  </office:meta>
</office:document-meta>
</file>